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2" calcext:value-type="date">
            <text:p>08/22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3" calcext:value-type="date">
            <text:p>08/23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6:59:34.824154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22T17:00:31.078917751</dc:date>
    <meta:editing-duration>PT2H3M4S</meta:editing-duration>
    <meta:editing-cycles>19</meta:editing-cycles>
    <meta:generator>LibreOffice/4.2.8.2$Linux_X86_64 LibreOffice_project/420m0$Build-2</meta:generator>
    <meta:document-statistic meta:table-count="1" meta:cell-count="42" meta:object-count="0"/>
  </office:meta>
</office:document-meta>
</file>